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50d5" officeooo:paragraph-rsid="001150d5"/>
    </style:style>
    <style:style style:name="P2" style:family="paragraph" style:parent-style-name="Standard">
      <style:text-properties officeooo:rsid="00141873" officeooo:paragraph-rsid="00141873"/>
    </style:style>
    <style:style style:name="T1" style:family="text">
      <style:text-properties officeooo:rsid="001150d5"/>
    </style:style>
    <style:style style:name="T2" style:family="text">
      <style:text-properties officeooo:rsid="0012da28"/>
    </style:style>
    <style:style style:name="T3" style:family="text">
      <style:text-properties officeooo:rsid="0013ced4"/>
    </style:style>
    <style:style style:name="T4" style:family="text">
      <style:text-properties officeooo:rsid="00141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º </text:span>Ventas (incluye búsquedas de productos)</text:p>
      <text:p text:style-name="P2">2º <text:span text:style-name="T1">Usuarios</text:span></text:p>
      <text:p text:style-name="P2">3º <text:span text:style-name="T2">Productos (incluye categorías y garantías)</text:span></text:p>
      <text:p text:style-name="P2">4º <text:span text:style-name="T1">BackOffice</text:span></text:p>
      <text:p text:style-name="P2">5º <text:span text:style-name="T2">CAU</text:span></text:p>
      <text:p text:style-name="P2">6º <text:span text:style-name="T3">Preguntas Frecuentes</text:span></text:p>
      <text:p text:style-name="P2">7º <text:span text:style-name="T3">Empresas Colaboradoras</text:span></text:p>
      <text:p text:style-name="P2">8º <text:span text:style-name="T2">Anuncios</text:span></text:p>
      <text:p text:style-name="P2">9º <text:span text:style-name="T3">Promocio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2:51:07.792202889</meta:creation-date>
    <dc:date>2019-12-16T14:53:51.119586661</dc:date>
    <meta:editing-duration>PT1H12M2S</meta:editing-duration>
    <meta:editing-cycles>1</meta:editing-cycles>
    <meta:document-statistic meta:table-count="0" meta:image-count="0" meta:object-count="0" meta:page-count="1" meta:paragraph-count="9" meta:word-count="28" meta:character-count="190" meta:non-whitespace-character-count="171"/>
    <meta:generator>LibreOffice/6.1.5.2$Linux_X86_64 LibreOffice_project/10$Build-2</meta:generator>
  </office:meta>
</office:document-meta>
</file>